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02c" officeooo:paragraph-rsid="000bc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Use on Blue <text:tab/><text:tab/><text:tab/>RC<text:tab/><text:tab/>P8 o P9<text:tab/><text:tab/>Blue Name</text:p>
      <text:p text:style-name="P1"/>
      <text:p text:style-name="P1">MDIR_1A <text:tab/><text:tab/><text:tab/>green<text:tab/><text:tab/>-<text:tab/><text:tab/><text:tab/>GPIO2_0</text:p>
      <text:p text:style-name="P1">MDIR_1B<text:tab/><text:tab/><text:tab/>MDIR_1B<text:tab/>P9_13<text:tab/><text:tab/><text:tab/>GPIO0_31</text:p>
      <text:p text:style-name="P1">PWM_1A<text:tab/><text:tab/><text:tab/>PWM_1A<text:tab/>P9_14<text:tab/><text:tab/><text:tab/>EHRPWM1A</text:p>
      <text:p text:style-name="P1"/>
      <text:p text:style-name="P1"/>
      <text:p text:style-name="P1">MDIR_2A<text:tab/><text:tab/><text:tab/>MDIR_2A<text:tab/>P9_15<text:tab/><text:tab/><text:tab/>GPIO1_16</text:p>
      <text:p text:style-name="P1">MDIR_2B</text:p>
      <text:p text:style-name="P1"/>
      <text:p text:style-name="P1"/>
      <text:p text:style-name="P1"><text:a xlink:type="simple" xlink:href="https://beagleboard.org/static/librobotcontrol/group___motor.html#gaeaf337ad16953c9f9412d96a600eccc1" text:style-name="Internet_20_link" text:visited-style-name="Visited_20_Internet_20_Link">https://beagleboard.org/static/librobotcontrol/group___motor.html#gaeaf337ad16953c9f9412d96a600eccc1</text:a></text:p>
      <text:p text:style-name="P1"/>
      <text:p text:style-name="P1"><text:a xlink:type="simple" xlink:href="https://github.com/beagleboard/beaglebone-blue/blob/master/BeagleBone_Blue_Pin_Table.csv" text:style-name="Internet_20_link" text:visited-style-name="Visited_20_Internet_20_Link">https://github.com/beagleboard/beaglebone-blue/blob/master/BeagleBone_Blue_Pin_Table.csv</text:a></text:p>
      <text:p text:style-name="P1"/>
      <text:p text:style-name="P1">/**</text:p>
      <text:p text:style-name="Standard">* @file rc_test_motors.c</text:p>
      <text:p text:style-name="Standard">* @example rc_test_motors</text:p>
      <text:p text:style-name="Standard">*</text:p>
      <text:p text:style-name="Standard">* Demonstrates use of H-bridges to drive motors with the Robotics Cape and</text:p>
      <text:p text:style-name="Standard">* BeagleBone Blue. Instructions are printed to the screen when called.</text:p>
      <text:p text:style-name="Standard">*/</text:p>
      <text:p text:style-name="Standard">#include &lt;stdio.h&gt;</text:p>
      <text:p text:style-name="Standard">#include &lt;signal.h&gt;</text:p>
      <text:p text:style-name="Standard">#include &lt;stdlib.h&gt; // for atoi</text:p>
      <text:p text:style-name="Standard">#include &lt;getopt.h&gt;</text:p>
      <text:p text:style-name="Standard">#include &lt;<text:a xlink:type="simple" xlink:href="https://beagleboard.org/static/librobotcontrol/motor_8h.html" text:style-name="Internet_20_link" text:visited-style-name="Visited_20_Internet_20_Link">rc/motor.h</text:a>&gt;</text:p>
      <text:p text:style-name="Standard">#include &lt;<text:a xlink:type="simple" xlink:href="https://beagleboard.org/static/librobotcontrol/time_8h.html" text:style-name="Internet_20_link" text:visited-style-name="Visited_20_Internet_20_Link">rc/time.h</text:a>&gt;</text:p>
      <text:p text:style-name="Standard">static int running = 0;</text:p>
      <text:p text:style-name="Standard">// possible modes, user selected with command line arguments</text:p>
      <text:p text:style-name="Standard">typedef enum m_mode_t{</text:p>
      <text:p text:style-name="Standard">DISABLED,</text:p>
      <text:p text:style-name="Standard">NORMAL,</text:p>
      <text:p text:style-name="Standard">BRAKE,</text:p>
      <text:p text:style-name="Standard">FREE,</text:p>
      <text:p text:style-name="Standard">SWEEP</text:p>
      <text:p text:style-name="Standard">} m_mode_t;</text:p>
      <text:p text:style-name="Standard">// printed if some invalid argument was given</text:p>
      <text:p text:style-name="Standard">static void __print_usage(void)</text:p>
      <text:p text:style-name="Standard">{</text:p>
      <text:p text:style-name="Standard">printf("\n");</text:p>
      <text:p text:style-name="Standard">printf("-d {duty} define a duty cycle from -1.0 to 1.0\n");</text:p>
      <text:p text:style-name="Standard">printf("-b enable motor brake function\n");</text:p>
      <text:p text:style-name="Standard">printf("-F {freq} set a custom pwm frequency in HZ, otherwise default 25000 is used\n");</text:p>
      <text:p text:style-name="Standard">printf("-f enable free spin function\n");</text:p>
      <text:p text:style-name="Standard">printf("-s {duty} sweep motors back and forward at duty cycle\n");</text:p>
      <text:p text:style-name="Standard">printf("-m {motor} specify a single motor from 1-4, otherwise all will be driven\n");</text:p>
      <text:p text:style-name="Standard"><text:soft-page-break/>printf(" motors will be driven equally.\n");</text:p>
      <text:p text:style-name="Standard">printf("-h print this help message\n");</text:p>
      <text:p text:style-name="Standard">printf("\n");</text:p>
      <text:p text:style-name="Standard">}</text:p>
      <text:p text:style-name="Standard">// interrupt handler to catch ctrl-c</text:p>
      <text:p text:style-name="Standard">static void __signal_handler(__attribute__ ((unused)) int dummy)</text:p>
      <text:p text:style-name="Standard">{</text:p>
      <text:p text:style-name="Standard">running=0;</text:p>
      <text:p text:style-name="Standard">return;</text:p>
      <text:p text:style-name="Standard">}</text:p>
      <text:p text:style-name="Standard">int main(int argc, char *argv[])</text:p>
      <text:p text:style-name="Standard">{</text:p>
      <text:p text:style-name="Standard">double duty = 0.0;</text:p>
      <text:p text:style-name="Standard">int ch = 0; // assume all motor unless set otherwise</text:p>
      <text:p text:style-name="Standard">int c, in;</text:p>
      <text:p text:style-name="Standard">int freq_hz = <text:bookmark text:name="a0"/><text:a xlink:type="simple" xlink:href="https://beagleboard.org/static/librobotcontrol/group___motor.html#gacee0f846fc4c42ff926ebb78ffe76193" text:style-name="Internet_20_link" text:visited-style-name="Visited_20_Internet_20_Link">RC_MOTOR_DEFAULT_PWM_FREQ</text:a>;</text:p>
      <text:p text:style-name="Standard">m_mode_t m_mode = DISABLED;</text:p>
      <text:p text:style-name="Standard">// parse arguments</text:p>
      <text:p text:style-name="Standard">opterr = 0;</text:p>
      <text:p text:style-name="Standard">while ((c = getopt(argc, argv, "m:d:F:fbs:h")) != -1){</text:p>
      <text:p text:style-name="Standard">switch (c){</text:p>
      <text:p text:style-name="Standard">case 'm': // motor channel option</text:p>
      <text:p text:style-name="Standard">in = atoi(optarg);</text:p>
      <text:p text:style-name="Standard">if(in&lt;=4 &amp;&amp; in&gt;=0){</text:p>
      <text:p text:style-name="Standard">ch = in;</text:p>
      <text:p text:style-name="Standard">}</text:p>
      <text:p text:style-name="Standard">else{</text:p>
      <text:p text:style-name="Standard">fprintf(stderr,"-m motor option must be from 0-4\n");</text:p>
      <text:p text:style-name="Standard">return -1;</text:p>
      <text:p text:style-name="Standard">}</text:p>
      <text:p text:style-name="Standard">break;</text:p>
      <text:p text:style-name="Standard">case 'd': // duty cycle option</text:p>
      <text:p text:style-name="Standard">if(m_mode!=DISABLED) __print_usage();</text:p>
      <text:p text:style-name="Standard">duty = atof(optarg);</text:p>
      <text:p text:style-name="Standard">if(duty&lt;=1 &amp;&amp; duty &gt;=-1){</text:p>
      <text:p text:style-name="Standard">m_mode = NORMAL;</text:p>
      <text:p text:style-name="Standard">}</text:p>
      <text:p text:style-name="Standard">else{</text:p>
      <text:p text:style-name="Standard">fprintf(stderr,"duty cycle must be from -1 to 1\n");</text:p>
      <text:p text:style-name="Standard">return -1;</text:p>
      <text:p text:style-name="Standard">}</text:p>
      <text:p text:style-name="Standard">break;</text:p>
      <text:p text:style-name="Standard">case 'F': // pwm frequency option</text:p>
      <text:p text:style-name="Standard">freq_hz = atoi(optarg);</text:p>
      <text:p text:style-name="Standard">if(freq_hz&lt;1){</text:p>
      <text:p text:style-name="Standard">fprintf(stderr,"PWM frequency must be &gt;=1\n");</text:p>
      <text:p text:style-name="Standard">return -1;</text:p>
      <text:p text:style-name="Standard">}</text:p>
      <text:p text:style-name="Standard">break;</text:p>
      <text:p text:style-name="Standard"><text:soft-page-break/>case 'f':</text:p>
      <text:p text:style-name="Standard">if(m_mode!=DISABLED) __print_usage();</text:p>
      <text:p text:style-name="Standard">m_mode = FREE;</text:p>
      <text:p text:style-name="Standard">break;</text:p>
      <text:p text:style-name="Standard">case 'b':</text:p>
      <text:p text:style-name="Standard">if(m_mode!=DISABLED) __print_usage();</text:p>
      <text:p text:style-name="Standard">m_mode = BRAKE;</text:p>
      <text:p text:style-name="Standard">break;</text:p>
      <text:p text:style-name="Standard">case 's':</text:p>
      <text:p text:style-name="Standard">if(m_mode!=DISABLED) __print_usage();</text:p>
      <text:p text:style-name="Standard">duty = atof(optarg);</text:p>
      <text:p text:style-name="Standard">if(duty&lt;=1 &amp;&amp; duty &gt;=-1){</text:p>
      <text:p text:style-name="Standard">m_mode = SWEEP;</text:p>
      <text:p text:style-name="Standard">}</text:p>
      <text:p text:style-name="Standard">else{</text:p>
      <text:p text:style-name="Standard">fprintf(stderr,"duty cycle must be from -1 to 1\n");</text:p>
      <text:p text:style-name="Standard">return -1;</text:p>
      <text:p text:style-name="Standard">}</text:p>
      <text:p text:style-name="Standard">break;</text:p>
      <text:p text:style-name="Standard">case 'h':</text:p>
      <text:p text:style-name="Standard">__print_usage();</text:p>
      <text:p text:style-name="Standard">return -1;</text:p>
      <text:p text:style-name="Standard">break;</text:p>
      <text:p text:style-name="Standard">default:</text:p>
      <text:p text:style-name="Standard">__print_usage();</text:p>
      <text:p text:style-name="Standard">return -1;</text:p>
      <text:p text:style-name="Standard">break;</text:p>
      <text:p text:style-name="Standard">}</text:p>
      <text:p text:style-name="Standard">}</text:p>
      <text:p text:style-name="Standard">// if the user didn't give enough arguments, print usage</text:p>
      <text:p text:style-name="Standard">if(m_mode==DISABLED){</text:p>
      <text:p text:style-name="Standard">__print_usage();</text:p>
      <text:p text:style-name="Standard">return -1;</text:p>
      <text:p text:style-name="Standard">}</text:p>
      <text:p text:style-name="Standard">// set signal handler so the loop can exit cleanly</text:p>
      <text:p text:style-name="Standard">signal(SIGINT, __signal_handler);</text:p>
      <text:p text:style-name="Standard">running =1;</text:p>
      <text:p text:style-name="Standard">// initialize hardware first</text:p>
      <text:p text:style-name="Standard">if(<text:bookmark text:name="a1"/><text:a xlink:type="simple" xlink:href="https://beagleboard.org/static/librobotcontrol/group___motor.html#gaf65e329bc17712d20acae1fd1e3d1ec1" text:style-name="Internet_20_link" text:visited-style-name="Visited_20_Internet_20_Link">rc_motor_init_freq</text:a>(freq_hz)) return -1;</text:p>
      <text:p text:style-name="Standard">// decide what to do</text:p>
      <text:p text:style-name="Standard">switch(m_mode){</text:p>
      <text:p text:style-name="Standard">case NORMAL:</text:p>
      <text:p text:style-name="Standard">printf("sending duty cycle %0.4f\n", duty);</text:p>
      <text:p text:style-name="Standard"><text:bookmark text:name="a2"/><text:a xlink:type="simple" xlink:href="https://beagleboard.org/static/librobotcontrol/group___motor.html#gaeaf337ad16953c9f9412d96a600eccc1" text:style-name="Internet_20_link" text:visited-style-name="Visited_20_Internet_20_Link">rc_motor_set</text:a>(ch,duty);</text:p>
      <text:p text:style-name="Standard">break;</text:p>
      <text:p text:style-name="Standard">case FREE:</text:p>
      <text:p text:style-name="Standard">printf("Free Spin Mode\n");</text:p>
      <text:p text:style-name="Standard"><text:bookmark text:name="a3"/><text:a xlink:type="simple" xlink:href="https://beagleboard.org/static/librobotcontrol/group___motor.html#ga0a02d33c26c19955c7921b1ce74d6250" text:style-name="Internet_20_link" text:visited-style-name="Visited_20_Internet_20_Link">rc_motor_free_spin</text:a>(ch);</text:p>
      <text:p text:style-name="Standard">break;</text:p>
      <text:p text:style-name="Standard"><text:soft-page-break/>case BRAKE:</text:p>
      <text:p text:style-name="Standard">printf("Braking Mode\n");</text:p>
      <text:p text:style-name="Standard"><text:bookmark text:name="a4"/><text:a xlink:type="simple" xlink:href="https://beagleboard.org/static/librobotcontrol/group___motor.html#ga470369dde3e084f0a2a5c99db61f9494" text:style-name="Internet_20_link" text:visited-style-name="Visited_20_Internet_20_Link">rc_motor_brake</text:a>(ch);</text:p>
      <text:p text:style-name="Standard">break;</text:p>
      <text:p text:style-name="Standard">default:</text:p>
      <text:p text:style-name="Standard">break;</text:p>
      <text:p text:style-name="Standard">}</text:p>
      <text:p text:style-name="Standard">// wait untill the user exits</text:p>
      <text:p text:style-name="Standard">while(running){</text:p>
      <text:p text:style-name="Standard">if(m_mode==SWEEP){</text:p>
      <text:p text:style-name="Standard">duty = -duty; // toggle back and forth to sweep motors side to side</text:p>
      <text:p text:style-name="Standard">printf("sending duty cycle %0.4f\n", duty);</text:p>
      <text:p text:style-name="Standard">fflush(stdout);</text:p>
      <text:p text:style-name="Standard"><text:a xlink:type="simple" xlink:href="https://beagleboard.org/static/librobotcontrol/group___motor.html#gaeaf337ad16953c9f9412d96a600eccc1" text:style-name="Internet_20_link" text:visited-style-name="Visited_20_Internet_20_Link">rc_motor_set</text:a>(ch,duty);</text:p>
      <text:p text:style-name="Standard">}</text:p>
      <text:p text:style-name="Standard">// if not in SWEEP mode, the motors have already been set so do nothing</text:p>
      <text:p text:style-name="Standard"><text:bookmark text:name="a5"/><text:a xlink:type="simple" xlink:href="https://beagleboard.org/static/librobotcontrol/group__time.html#ga5477dde3014bc26b5ae6f0c773a8a340" text:style-name="Internet_20_link" text:visited-style-name="Visited_20_Internet_20_Link">rc_usleep</text:a>(500000);</text:p>
      <text:p text:style-name="Standard">}</text:p>
      <text:p text:style-name="Standard">// final cleanup</text:p>
      <text:p text:style-name="Standard">printf("\ncalling rc_motor_cleanup()\n");</text:p>
      <text:p text:style-name="Standard"><text:bookmark text:name="a6"/><text:a xlink:type="simple" xlink:href="https://beagleboard.org/static/librobotcontrol/group___motor.html#gaaf8b9bcd4a449da3194bfdbe87b9c7ce" text:style-name="Internet_20_link" text:visited-style-name="Visited_20_Internet_20_Link">rc_motor_cleanup</text:a>();</text:p>
      <text:p text:style-name="Standard">return 0;</text:p>
      <text:p text:style-name="Standard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09:42:02.794139771</meta:creation-date>
    <dc:date>2022-03-17T11:20:02.604725198</dc:date>
    <meta:editing-duration>PT1H27M49S</meta:editing-duration>
    <meta:editing-cycles>1</meta:editing-cycles>
    <meta:document-statistic meta:table-count="0" meta:image-count="0" meta:object-count="0" meta:page-count="4" meta:paragraph-count="161" meta:word-count="506" meta:character-count="3599" meta:non-whitespace-character-count="3231"/>
    <meta:generator>LibreOffice/6.4.7.2$Linux_X86_64 LibreOffice_project/40$Build-2</meta:generator>
  </office:meta>
</office:document-meta>
</file>